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e063" officeooo:paragraph-rsid="0011e063"/>
    </style:style>
    <style:style style:name="P2" style:family="paragraph" style:parent-style-name="Standard" style:list-style-name="L1">
      <style:text-properties officeooo:rsid="0011e063" officeooo:paragraph-rsid="0011e063"/>
    </style:style>
    <style:style style:name="P3" style:family="paragraph" style:parent-style-name="Standard">
      <style:text-properties officeooo:rsid="00122f16" officeooo:paragraph-rsid="00122f16"/>
    </style:style>
    <style:style style:name="P4" style:family="paragraph" style:parent-style-name="Standard">
      <style:text-properties fo:font-weight="bold" officeooo:rsid="00122f16" officeooo:paragraph-rsid="00122f16" style:font-weight-asian="bold" style:font-weight-complex="bold"/>
    </style:style>
    <style:style style:name="P5" style:family="paragraph" style:parent-style-name="Standard">
      <style:text-properties fo:font-weight="normal" officeooo:rsid="00122f16" officeooo:paragraph-rsid="00122f16" style:font-weight-asian="normal" style:font-weight-complex="normal"/>
    </style:style>
    <style:style style:name="P6" style:family="paragraph" style:parent-style-name="Standard" style:list-style-name="L2">
      <style:text-properties fo:font-weight="normal" officeooo:rsid="00122f16" officeooo:paragraph-rsid="00122f16" style:font-weight-asian="normal" style:font-weight-complex="normal"/>
    </style:style>
    <style:style style:name="P7" style:family="paragraph" style:parent-style-name="Standard" style:list-style-name="L3">
      <style:text-properties fo:font-weight="normal" officeooo:rsid="00122f16" officeooo:paragraph-rsid="00122f16" style:font-weight-asian="normal" style:font-weight-complex="normal"/>
    </style:style>
    <style:style style:name="P8" style:family="paragraph" style:parent-style-name="Standard" style:list-style-name="L5">
      <style:text-properties fo:font-weight="normal" officeooo:rsid="00122f16" officeooo:paragraph-rsid="00122f16" style:font-weight-asian="normal" style:font-weight-complex="normal"/>
    </style:style>
    <style:style style:name="P9" style:family="paragraph" style:parent-style-name="Standard" style:list-style-name="L4">
      <style:text-properties officeooo:paragraph-rsid="00122f16"/>
    </style:style>
    <style:style style:name="P10" style:family="paragraph" style:parent-style-name="Standard" style:list-style-name="L5">
      <style:text-properties officeooo:paragraph-rsid="00122f16"/>
    </style:style>
    <style:style style:name="T1" style:family="text">
      <style:text-properties fo:font-weight="bold" style:font-weight-asian="bold" style:font-weight-complex="bold"/>
    </style:style>
    <style:style style:name="T2" style:family="text">
      <style:text-properties fo:font-weight="bold" officeooo:rsid="00122f16" style:font-weight-asian="bold" style:font-weight-complex="bold"/>
    </style:style>
    <style:style style:name="T3" style:family="text">
      <style:text-properties fo:font-weight="normal" officeooo:rsid="00122f1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lossary of terms</text:span></text:p>
      <text:p text:style-name="P3"><text:span text:style-name="T1"/></text:p>
      <text:list xml:id="list631871632894260958" text:style-name="L1">
        <text:list-item>
          <text:p text:style-name="P2"><text:span text:style-name="T1">NFIS</text:span>: negative feedback inhibition system. It is composed of a coupled receptor</text:p>
          <text:p text:style-name="P2">and effector in a closed loop</text:p>
        </text:list-item>
        <text:list-item>
          <text:p text:style-name="P2"><text:span text:style-name="T1">Effector</text:span>: component of NFIS – responsible for delivering a product </text:p>
        </text:list-item>
        <text:list-item>
          <text:p text:style-name="P2"><text:span text:style-name="T1">Receptor</text:span>: component of NFIS responsible for controlling an effect. If the programmed</text:p>
          <text:p text:style-name="P2">value of the regulation threshold is reached, the receptor issues a control</text:p>
          <text:p text:style-name="P2">signal, disabling the effector </text:p>
        </text:list-item>
        <text:list-item>
          <text:p text:style-name="P2"><text:span text:style-name="T1">External receptor</text:span>: receptor coupled with another NFIS (considered here as the</text:p>
          <text:p text:style-name="P2">secondary NFIS). Regulation thresholds of NFIS systems may be affected by signals</text:p>
          <text:p text:style-name="P2">from such external receptors, coupling them. Interconnection is mostly realized</text:p>
          <text:p text:style-name="P2">by products of NFIS systems which thus play the role of coupling signals</text:p>
        </text:list-item>
        <text:list-item>
          <text:p text:style-name="P2"><text:span text:style-name="T1">Organized systems (OS)</text:span>: all interconnected negative feedback inhibition systems.</text:p>
        </text:list-item>
        <text:list-item>
          <text:p text:style-name="P2"><text:span text:style-name="T1">State</text:span>: concentration of products delivered by effectors.</text:p>
        </text:list-item>
        <text:list-item>
          <text:p text:style-name="P2"><text:span text:style-name="T1">Old / previous state</text:span>: state of the OS, as defined above, during the previous time</text:p>
          <text:p text:style-name="P2">step used to describe a simulation algorithm from a dynamic perspective.</text:p>
        </text:list-item>
      </text:list>
      <text:p text:style-name="P1"/>
      <text:p text:style-name="P4">Software model</text:p>
      <text:p text:style-name="P4"/>
      <text:p text:style-name="P5"><text:span text:style-name="T1">OS</text:span> (organized systems)</text:p>
      <text:p text:style-name="P5">A single organized systems (OS) entry is composed of:</text:p>
      <text:list xml:id="list593274781616673322" text:style-name="L2">
        <text:list-item>
          <text:p text:style-name="P6">NFISs: list of coupled effectors and receptors.</text:p>
        </text:list-item>
        <text:list-item>
          <text:p text:style-name="P6">Receptors: list of external receptors coupled with other NFISs . Each such receptor</text:p>
          <text:p text:style-name="P6">can modify threshold values of coupled NFISs.</text:p>
        </text:list-item>
        <text:list-item>
          <text:p text:style-name="P6">Init: initial state of the OS. Defines concentration of products for the first run of the</text:p>
          <text:p text:style-name="P6">simulation. This is especially important for NFISs with the substrate parameter</text:p>
          <text:p text:style-name="P6">defined. In such cases, some substrate is required for any production. The initial</text:p>
          <text:p text:style-name="P6">concentration of each substrate should be defined in this section.</text:p>
          <text:p text:style-name="P6">An OS also has the following properties:</text:p>
          <text:list>
            <text:list-item>
              <text:p text:style-name="P6"><text:s/>Name: user-defined identification of an OS. Users of the application can load an OS using the name.</text:p>
            </text:list-item>
            <text:list-item>
              <text:p text:style-name="P6">Description: user-defined description of an OS. The description should elaborate on the purpose of the OS or biological phenomena it models.</text:p>
            </text:list-item>
          </text:list>
        </text:list-item>
      </text:list>
      <text:p text:style-name="P5"/>
      <text:p text:style-name="P4">NFIS</text:p>
      <text:p text:style-name="P5">One Negative Feedback Inhibition System (NFIS) is composed of the following components:</text:p>
      <text:list xml:id="list4980308998300726921" text:style-name="L3">
        <text:list-item>
          <text:p text:style-name="P7">effector</text:p>
        </text:list-item>
        <text:list-item>
          <text:p text:style-name="P7">receptor</text:p>
        </text:list-item>
      </text:list>
      <text:p text:style-name="P5">An NFIS has an id property. The id defines a logical name of an NFIS. It is used by the</text:p>
      <text:p text:style-name="P5">application in order to uniquely identify an NFIS through a simulation.</text:p>
      <text:p text:style-name="P5"/>
      <text:p text:style-name="P4">Effector</text:p>
      <text:p text:style-name="P5">A single effector is characterized by the following properties:</text:p>
      <text:list xml:id="list3089503641728272504" text:style-name="L4">
        <text:list-item>
          <text:p text:style-name="P9"><text:span text:style-name="T2">Product</text:span><text:span text:style-name="T3">: mandatory – name of the product delivered by this particular effector.</text:span></text:p>
        </text:list-item>
        <text:list-item>
          <text:p text:style-name="P9"><text:span text:style-name="T2">Substrate</text:span><text:span text:style-name="T3">: optional – defines a product that should be used as a substrate for this particular effector. The product is delivered by another effector. It is defined as the product parameter’s value. Substrate product exchange means that NFIS systems are connected by cooperation. If the parameter is not defined, the substrate is considered as “always available”. This means that the effector always delivers the exact amount of product molecules as defined by the production parameter.</text:span></text:p>
        </text:list-item>
        <text:list-item>
          <text:p text:style-name="P9"><text:span text:style-name="T2">Production</text:span><text:span text:style-name="T3">: mandatory – maximum production rate of the effector defined by the number </text:span><text:soft-page-break/><text:span text:style-name="T3">of molecules per time unit. “Maximum rate” means that if a substrate is available in an amount greater than or equal in relation to the value of the described parameter, the effector delivers exactly the same amount of product.</text:span></text:p>
        </text:list-item>
        <text:list-item>
          <text:p text:style-name="P9"><text:span text:style-name="T2">Outflow</text:span><text:span text:style-name="T3">: optional – product outflow rate defined as the number of molecules per time unit. Outflow models diffusion as occurring in biological systems.</text:span></text:p>
          <text:p text:style-name="P9"><text:span text:style-name="T3"/></text:p>
        </text:list-item>
      </text:list>
      <text:p text:style-name="P4">Receptor</text:p>
      <text:p text:style-name="P5">A single receptor is characterized by the following properties:</text:p>
      <text:list xml:id="list8525320599343009048" text:style-name="L5">
        <text:list-item>
          <text:p text:style-name="P10"><text:span text:style-name="T2">Delay</text:span><text:span text:style-name="T3">: optional – time required for this particular receptor to become active. If a product threshold is exceeded, a signal of this receptor (coupled) affects the effector only after a defined number of time units. This parameter was introduced to model communication in biological systems, which is rarely immediate.</text:span></text:p>
        </text:list-item>
        <text:list-item>
          <text:p text:style-name="P8"><text:span text:style-name="T1">Thresholds</text:span>: mandatory – list of threshold levels (values) defined for this particular receptor. One of the defined values will be used to activate the receptor during simulation. Each threshold value configuration is characterized by the following properties:</text:p>
          <text:list>
            <text:list-item>
              <text:p text:style-name="P8"><text:span text:style-name="T1">Signal</text:span>: optional – defineswhich external receptor becomes active in response to the surpassed threshold value. If this parameter is not defined, the threshold value will always be considered for the receptor’s activation. In other words, this parameter defines the condition under which a value will or will not be considered.</text:p>
            </text:list-item>
            <text:list-item>
              <text:p text:style-name="P8"><text:span text:style-name="T1">Product</text:span>: mandatory – defines which product is considered when this configuration is active. The considered product’s concentration is checked versus the threshold value. For a proper negative feedback loop there has to be at least one threshold configuration with the value of this parameter equal to the product of coupled effector. If the value of this parameter refers to any other product, it means that there is coordination between this NFIS and the NFIS delivering the product.</text:p>
            </text:list-item>
            <text:list-item>
              <text:p text:style-name="P10"><text:span text:style-name="T2">Value</text:span><text:span text:style-name="T3">: mandatory – defines the threshold concentration of the product. If it is exceeded for the amount of time defined by the value of the delay parameter, the signal of this receptor becomes active.</text:span></text:p>
              <text:p text:style-name="P10"><text:span text:style-name="T3"/></text:p>
            </text:list-item>
          </text:list>
        </text:list-item>
      </text:list>
      <text:p text:style-name="P4">External receptor</text:p>
      <text:p text:style-name="P5">Single external receptor – receptor coupled with some other NFISs. It differs from a</text:p>
      <text:p text:style-name="P5">regular receptor by only one added property: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24S</meta:editing-duration>
    <meta:editing-cycles>4</meta:editing-cycles>
    <meta:generator>LibreOffice/5.2.5.1$Windows_x86 LibreOffice_project/0312e1a284a7d50ca85a365c316c7abbf20a4d22</meta:generator>
    <dc:date>2017-12-24T10:48:58.511000000</dc:date>
    <meta:document-statistic meta:table-count="0" meta:image-count="0" meta:object-count="0" meta:page-count="2" meta:paragraph-count="52" meta:word-count="808" meta:character-count="5048" meta:non-whitespace-character-count="4313"/>
    <meta:user-defined meta:name="Info 1"/>
    <meta:user-defined meta:name="Info 2"/>
    <meta:user-defined meta:name="Info 3"/>
    <meta:user-defined meta:name="Info 4"/>
  </office:meta>
</office:document-meta>
</file>